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f77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f77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f77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f77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f77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f77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f77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f77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f77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f77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f77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f77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f77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f77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f77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f77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f77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ugo Daniel Lara Aceved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anta Bárba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7/200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362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4760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6.6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5" meta:non-whitespace-character-count="988"/>
    <meta:template xlink:type="simple" xlink:actuate="onRequest" xlink:title="Normal" xlink:href=""/>
  </office:meta>
</office:document-meta>
</file>